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fo:margin-top="0cm" fo:margin-bottom="0.25cm" table:align="margins"/>
    </style:style>
    <style:style style:name="Tabla1.A" style:family="table-column">
      <style:table-column-properties style:column-width="5.099cm" style:rel-column-width="2893*"/>
    </style:style>
    <style:style style:name="Tabla1.B" style:family="table-column">
      <style:table-column-properties style:column-width="11.901cm" style:rel-column-width="6750*"/>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1">
      <style:text-properties officeooo:rsid="000d1783" officeooo:paragraph-rsid="000d1783"/>
    </style:style>
    <style:style style:name="P2" style:family="paragraph" style:parent-style-name="Text_20_body" style:list-style-name="L1">
      <style:text-properties style:text-underline-style="none" officeooo:rsid="000e87c0" officeooo:paragraph-rsid="000e87c0"/>
    </style:style>
    <style:style style:name="P3" style:family="paragraph" style:parent-style-name="Text_20_body">
      <style:text-properties style:text-underline-style="none" officeooo:rsid="000e87c0" officeooo:paragraph-rsid="000e87c0"/>
    </style:style>
    <style:style style:name="P4" style:family="paragraph" style:parent-style-name="Text_20_body">
      <style:text-properties officeooo:rsid="000ebe56" officeooo:paragraph-rsid="001420a7"/>
    </style:style>
    <style:style style:name="P5" style:family="paragraph" style:parent-style-name="Text_20_body">
      <style:paragraph-properties fo:text-align="center" style:justify-single-word="false"/>
      <style:text-properties officeooo:rsid="000ebe56" officeooo:paragraph-rsid="000ebe56"/>
    </style:style>
    <style:style style:name="P6" style:family="paragraph">
      <loext:graphic-properties draw:fill="solid" draw:fill-color="#b4c7d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1pt" style:font-style-asian="normal" style:font-weight-asian="normal" style:font-name-complex="Lucida Sans1" style:font-size-complex="11pt" style:font-style-complex="normal" style:font-weight-complex="normal" style:text-emphasize="none" style:font-relief="none" style:text-overline-style="none" style:text-overline-color="font-color"/>
    </style:style>
    <style:style style:name="P9" style:family="paragraph" style:parent-style-name="Text_20_body">
      <style:text-properties officeooo:rsid="000ebe56" officeooo:paragraph-rsid="000ebe56"/>
    </style:style>
    <style:style style:name="P10" style:family="paragraph" style:parent-style-name="Text_20_body">
      <style:text-properties officeooo:rsid="001420a7" officeooo:paragraph-rsid="00151726"/>
    </style:style>
    <style:style style:name="P11" style:family="paragraph" style:parent-style-name="Table_20_Contents">
      <style:paragraph-properties fo:text-align="center" style:justify-single-word="false"/>
      <style:text-properties fo:font-weight="bold" officeooo:rsid="00151726" officeooo:paragraph-rsid="00151726" style:font-weight-asian="bold" style:font-weight-complex="bold"/>
    </style:style>
    <style:style style:name="P12" style:family="paragraph" style:parent-style-name="Table_20_Contents">
      <style:text-properties fo:font-weight="bold" officeooo:rsid="0015efa5" officeooo:paragraph-rsid="00151726" style:font-weight-asian="bold" style:font-weight-complex="bold"/>
    </style:style>
    <style:style style:name="P13" style:family="paragraph" style:parent-style-name="Table_20_Contents">
      <style:paragraph-properties fo:text-align="center" style:justify-single-word="false"/>
      <style:text-properties fo:font-weight="normal" officeooo:rsid="00151726" officeooo:paragraph-rsid="00151726" style:font-weight-asian="normal" style:font-weight-complex="normal"/>
    </style:style>
    <style:style style:name="P14" style:family="paragraph" style:parent-style-name="Table_20_Contents">
      <style:text-properties fo:font-weight="normal" officeooo:rsid="00151726" officeooo:paragraph-rsid="00151726" style:font-weight-asian="normal" style:font-weight-complex="normal"/>
    </style:style>
    <style:style style:name="P15" style:family="paragraph" style:parent-style-name="Text_20_body" style:list-style-name="L2">
      <style:text-properties officeooo:rsid="001420a7" officeooo:paragraph-rsid="00151726"/>
    </style:style>
    <style:style style:name="P16" style:family="paragraph" style:parent-style-name="Text_20_body">
      <style:text-properties officeooo:rsid="00167a87" officeooo:paragraph-rsid="00167a87"/>
    </style:style>
    <style:style style:name="P1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9" style:family="paragraph" style:parent-style-name="Text_20_body">
      <style:text-properties officeooo:rsid="0018622a" officeooo:paragraph-rsid="0018622a"/>
    </style:style>
    <style:style style:name="P20" style:family="paragraph" style:parent-style-name="Text_20_body">
      <style:text-properties officeooo:rsid="000ebe56" officeooo:paragraph-rsid="001085f6"/>
    </style:style>
    <style:style style:name="T1" style:family="text">
      <style:text-properties officeooo:rsid="000d1783"/>
    </style:style>
    <style:style style:name="T2" style:family="text">
      <style:text-properties officeooo:rsid="001420a7"/>
    </style:style>
    <style:style style:name="T3" style:family="text">
      <style:text-properties fo:font-weight="bold" officeooo:rsid="001420a7" style:font-weight-asian="bold" style:font-weight-complex="bold"/>
    </style:style>
    <style:style style:name="T4"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1pt" style:font-style-asian="normal" style:font-weight-asian="normal" style:font-name-complex="Lucida Sans1" style:font-size-complex="11pt" style:font-style-complex="normal" style:font-weight-complex="normal" style:text-emphasize="none" style:font-relief="none" style:text-overline-style="none" style:text-overline-color="font-color"/>
    </style:style>
    <style:style style:name="T5" style:family="text">
      <style:text-properties officeooo:rsid="00151726"/>
    </style:style>
    <style:style style:name="T6" style:family="text">
      <style:text-properties officeooo:rsid="00167a87"/>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style:run-through="foreground" style:wrap="none" style:wrap-contour-mode="full" style:vertical-pos="from-top" style:vertical-rel="paragraph" style:horizontal-pos="center"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7cm" fo:padding-top="0.125cm" fo:padding-bottom="0.125cm" fo:padding-left="0.25cm" fo:padding-right="0.25cm" fo:wrap-option="wrap" draw:shadow="hidden" draw:shadow-offset-x="0.199cm" draw:shadow-offset-y="0.199cm" draw:shadow-color="#808080" loext:decorative="false"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48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48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3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7cm" fo:padding-top="0.125cm" fo:padding-bottom="0.125cm" fo:padding-left="0.25cm" fo:padding-right="0.25cm" fo:wrap-option="wrap" draw:shadow="hidden" draw:shadow-offset-x="0.199cm" draw:shadow-offset-y="0.199cm" draw:shadow-color="#808080" loext:decorative="false"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3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2" style:family="graphic">
      <style:graphic-properties style:writing-mode="lr-tb" loext:decorative="false" style:run-through="foreground" style:wrap="none" style:wrap-contour-mode="full" style:vertical-pos="top" style:vertical-rel="paragraph" style:horizontal-pos="center" style:horizontal-rel="paragraph"/>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7cm" fo:padding-top="0.125cm" fo:padding-bottom="0.125cm" fo:padding-left="0.25cm" fo:padding-right="0.25cm" fo:wrap-option="wrap" draw:shadow="hidden" draw:shadow-offset-x="0.199cm" draw:shadow-offset-y="0.199cm" draw:shadow-color="#808080" loext:decorative="false"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48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7cm" fo:padding-top="0.125cm" fo:padding-bottom="0.125cm" fo:padding-left="0.25cm" fo:padding-right="0.25cm" fo:wrap-option="wrap" draw:shadow="hidden" draw:shadow-offset-x="0.199cm" draw:shadow-offset-y="0.199cm" draw:shadow-color="#808080" loext:decorative="false" style:run-through="foreground"/>
    </style:style>
    <style:style style:name="gr30"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2"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4"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48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6"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7"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8"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9"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0"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48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1"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3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4"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5"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6"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7"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8"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9"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3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1"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2"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3"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4"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5"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48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6"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7"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8"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9"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0"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48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1"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3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4"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5"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6"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7"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8"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9"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3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1"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72"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73"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7cm" fo:padding-top="0.125cm" fo:padding-bottom="0.125cm" fo:padding-left="0.25cm" fo:padding-right="0.25cm" fo:wrap-option="wrap" draw:shadow="hidden" draw:shadow-offset-x="0.199cm" draw:shadow-offset-y="0.199cm" draw:shadow-color="#808080" loext:decorative="false" style:run-through="foreground"/>
    </style:style>
    <style:style style:name="gr74"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75"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48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76"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77"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7cm" fo:padding-top="0.125cm" fo:padding-bottom="0.125cm" fo:padding-left="0.25cm" fo:padding-right="0.25cm" fo:wrap-option="wrap" draw:shadow="hidden" draw:shadow-offset-x="0.199cm" draw:shadow-offset-y="0.199cm" draw:shadow-color="#808080" loext:decorative="false" style:run-through="foreground"/>
    </style:style>
    <style:style style:name="gr78"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79"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7cm" fo:padding-top="0.125cm" fo:padding-bottom="0.125cm" fo:padding-left="0.25cm" fo:padding-right="0.25cm" fo:wrap-option="wrap" draw:shadow="hidden" draw:shadow-offset-x="0.199cm" draw:shadow-offset-y="0.199cm" draw:shadow-color="#808080" loext:decorative="false" style:run-through="foreground"/>
    </style:style>
    <style:style style:name="gr80"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81"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82"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83"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48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84"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85"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86"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87"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88"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48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89"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3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2"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93"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94"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7cm" fo:padding-top="0.125cm" fo:padding-bottom="0.125cm" fo:padding-left="0.25cm" fo:padding-right="0.25cm" fo:wrap-option="wrap" draw:shadow="hidden" draw:shadow-offset-x="0.199cm" draw:shadow-offset-y="0.199cm" draw:shadow-color="#808080" loext:decorative="false" style:run-through="foreground"/>
    </style:style>
    <style:style style:name="gr95"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96"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97" style:family="graphic">
      <style:graphic-properties draw:stroke="solid"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0.75cm" fo:min-width="0.499cm" fo:padding-top="0.125cm" fo:padding-bottom="0.125cm" fo:padding-left="0.25cm" fo:padding-right="0.25cm" fo:wrap-option="wrap" draw:shadow="hidden" draw:shadow-offset-x="0.199cm" draw:shadow-offset-y="0.199cm" draw:shadow-color="#808080" loext:decorative="false" style:run-through="foreground"/>
    </style:style>
    <style:style style:name="gr9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43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iezas</text:h>
      <text:p text:style-name="Text_20_body">Dado está formado por dos tipos de piezas: las piezas móviles y las piezas inmóviles. </text:p>
      <text:p text:style-name="Text_20_body">Las piezas móviles son aquellas que entran al mapa y pueden cambiar su posición sea por ellas mismas o por otros motivos. <text:span text:style-name="T1">Las piezas móviles son las siguientes:</text:span></text:p>
      <text:list text:style-name="L1">
        <text:list-item>
          <text:p text:style-name="P1">Dado :: pieza principal de cada jugador. Solo puede existir uno por jugador sobre el mapa.</text:p>
        </text:list-item>
        <text:list-item>
          <text:p text:style-name="P1">DadoClon :: pieza secundaria. No tiene límite de apariciones como el ‘dado’, pero si un límite di tiempo sombre el mapa (este límite no es fijo, varía según las características del clon).</text:p>
        </text:list-item>
        <text:list-item>
          <text:p text:style-name="P2">Variadas :: piezas de naturaleza variada. Normalmente vienen de otros juegos de tablero.</text:p>
        </text:list-item>
      </text:list>
      <text:p text:style-name="P3">Las piezas inmóviles se clasifican en dos formas: 1D y ND. Lo cual indica el número de casillas que ocupan en el tablero. Las piezas inmóviles también vienen llamadas “estructuras”.</text:p>
      <text:p text:style-name="P3">A continuación se entra en detalle sobre cada una de ellas.</text:p>
      <text:h text:style-name="Heading_20_1" text:outline-level="1">Dado</text:h>
      <text:p text:style-name="P4"><text:tab/><text:span text:style-name="T2">Los dados se pueden clasificar según su forma en dos grupos: de </text:span><text:span text:style-name="T3">tipo básico</text:span><text:span text:style-name="T2"> o </text:span><text:span text:style-name="T3">tipo especiales</text:span><text:span text:style-name="T2">. Los dados con la forma básica son: </text:span>la forma 3x3 o ‘f1’, la forma 4x3 o ‘f2’ <text:span text:style-name="T2">y la forma 3x4 o ‘f3’ (imagen siguiente).</text:span></text:p>
      <text:p text:style-name="P5"><draw:g text:anchor-type="paragraph" draw:z-index="0" draw:name="Objeto de grupo 1" draw:style-name="gr1"><draw:custom-shape draw:style-name="gr79" draw:text-style-name="P6" svg:width="0.999cm" svg:height="1.001cm" svg:x="1.75cm" svg:y="1.317cm"><text:p/><draw:enhanced-geometry svg:viewBox="0 0 21600 21600" draw:type="rectangle" draw:enhanced-path="M 0 0 L 21600 0 21600 21600 0 21600 0 0 Z N"/></draw:custom-shape><draw:custom-shape draw:style-name="gr80" draw:text-style-name="P6" svg:width="1.001cm" svg:height="1.001cm" svg:x="2.748cm" svg:y="1.317cm"><text:p/><draw:enhanced-geometry svg:viewBox="0 0 21600 21600" draw:type="rectangle" draw:enhanced-path="M 0 0 L 21600 0 21600 21600 0 21600 0 0 Z N"/></draw:custom-shape><draw:custom-shape draw:style-name="gr81" draw:text-style-name="P6" svg:width="1.001cm" svg:height="1.001cm" svg:x="3.748cm" svg:y="1.317cm"><text:p/><draw:enhanced-geometry svg:viewBox="0 0 21600 21600" draw:type="rectangle" draw:enhanced-path="M 0 0 L 21600 0 21600 21600 0 21600 0 0 Z N"/></draw:custom-shape><draw:custom-shape draw:style-name="gr82" draw:text-style-name="P6" svg:width="1.001cm" svg:height="1.001cm" svg:x="2.748cm" svg:y="2.317cm"><text:p/><draw:enhanced-geometry svg:viewBox="0 0 21600 21600" draw:type="rectangle" draw:enhanced-path="M 0 0 L 21600 0 21600 21600 0 21600 0 0 Z N"/></draw:custom-shape><draw:custom-shape draw:style-name="gr83" draw:text-style-name="P6" svg:width="1.001cm" svg:height="0.999cm" svg:x="2.748cm" svg:y="0.319cm"><text:p/><draw:enhanced-geometry svg:viewBox="0 0 21600 21600" draw:type="rectangle" draw:enhanced-path="M 0 0 L 21600 0 21600 21600 0 21600 0 0 Z N"/></draw:custom-shape><draw:custom-shape draw:style-name="gr84" draw:text-style-name="P6" svg:width="1.001cm" svg:height="1.001cm" svg:x="6.498cm" svg:y="1.317cm"><text:p/><draw:enhanced-geometry svg:viewBox="0 0 21600 21600" draw:type="rectangle" draw:enhanced-path="M 0 0 L 21600 0 21600 21600 0 21600 0 0 Z N"/></draw:custom-shape><draw:custom-shape draw:style-name="gr85" draw:text-style-name="P6" svg:width="1.001cm" svg:height="1.001cm" svg:x="7.499cm" svg:y="1.317cm"><text:p/><draw:enhanced-geometry svg:viewBox="0 0 21600 21600" draw:type="rectangle" draw:enhanced-path="M 0 0 L 21600 0 21600 21600 0 21600 0 0 Z N"/></draw:custom-shape><draw:custom-shape draw:style-name="gr86" draw:text-style-name="P6" svg:width="1.001cm" svg:height="1.001cm" svg:x="8.499cm" svg:y="1.317cm"><text:p/><draw:enhanced-geometry svg:viewBox="0 0 21600 21600" draw:type="rectangle" draw:enhanced-path="M 0 0 L 21600 0 21600 21600 0 21600 0 0 Z N"/></draw:custom-shape><draw:custom-shape draw:style-name="gr87" draw:text-style-name="P6" svg:width="1.001cm" svg:height="1.001cm" svg:x="7.499cm" svg:y="2.317cm"><text:p/><draw:enhanced-geometry svg:viewBox="0 0 21600 21600" draw:type="rectangle" draw:enhanced-path="M 0 0 L 21600 0 21600 21600 0 21600 0 0 Z N"/></draw:custom-shape><draw:custom-shape draw:style-name="gr88" draw:text-style-name="P6" svg:width="1.001cm" svg:height="0.999cm" svg:x="7.499cm" svg:y="0.319cm"><text:p/><draw:enhanced-geometry svg:viewBox="0 0 21600 21600" draw:type="rectangle" draw:enhanced-path="M 0 0 L 21600 0 21600 21600 0 21600 0 0 Z N"/></draw:custom-shape><draw:custom-shape draw:style-name="gr89" draw:text-style-name="P6" svg:width="1.001cm" svg:height="1.001cm" svg:x="7.499cm" svg:y="3.318cm"><text:p/><draw:enhanced-geometry svg:viewBox="0 0 21600 21600" draw:type="rectangle" draw:enhanced-path="M 0 0 L 21600 0 21600 21600 0 21600 0 0 Z N"/></draw:custom-shape><draw:frame draw:style-name="gr90" draw:text-style-name="P8" svg:width="1.001cm" svg:height="0.752cm" svg:x="2.748cm" svg:y="5.067cm"><draw:text-box><text:p text:style-name="P7"><text:span text:style-name="T4">f1</text:span></text:p></draw:text-box></draw:frame><draw:frame draw:style-name="gr91" draw:text-style-name="P8" svg:width="1.001cm" svg:height="0.703cm" svg:x="7.499cm" svg:y="5.067cm"><draw:text-box><text:p text:style-name="P7"><text:span text:style-name="T4">f2</text:span></text:p></draw:text-box></draw:frame><draw:custom-shape draw:style-name="gr92" draw:text-style-name="P6" svg:width="1.001cm" svg:height="1.001cm" draw:transform="rotate (1.5707963267949) translate (12.2494444444444cm 3.316875cm)"><text:p/><draw:enhanced-geometry svg:viewBox="0 0 21600 21600" draw:type="rectangle" draw:enhanced-path="M 0 0 L 21600 0 21600 21600 0 21600 0 0 Z N"/></draw:custom-shape><draw:custom-shape draw:style-name="gr93" draw:text-style-name="P6" svg:width="1.001cm" svg:height="1.001cm" draw:transform="rotate (1.5707963267949) translate (12.2494444444444cm 2.31675cm)"><text:p/><draw:enhanced-geometry svg:viewBox="0 0 21600 21600" draw:type="rectangle" draw:enhanced-path="M 0 0 L 21600 0 21600 21600 0 21600 0 0 Z N"/></draw:custom-shape><draw:custom-shape draw:style-name="gr94" draw:text-style-name="P6" svg:width="0.999cm" svg:height="1.001cm" draw:transform="rotate (1.5707963267949) translate (12.2494444444444cm 1.317625cm)"><text:p/><draw:enhanced-geometry svg:viewBox="0 0 21600 21600" draw:type="rectangle" draw:enhanced-path="M 0 0 L 21600 0 21600 21600 0 21600 0 0 Z N"/></draw:custom-shape><draw:custom-shape draw:style-name="gr95" draw:text-style-name="P6" svg:width="1.001cm" svg:height="1.001cm" draw:transform="rotate (1.5707963267949) translate (13.2485694444444cm 2.31675cm)"><text:p/><draw:enhanced-geometry svg:viewBox="0 0 21600 21600" draw:type="rectangle" draw:enhanced-path="M 0 0 L 21600 0 21600 21600 0 21600 0 0 Z N"/></draw:custom-shape><draw:custom-shape draw:style-name="gr96" draw:text-style-name="P6" svg:width="1.001cm" svg:height="1.001cm" draw:transform="rotate (1.5707963267949) translate (11.2493194444444cm 2.31675cm)"><text:p/><draw:enhanced-geometry svg:viewBox="0 0 21600 21600" draw:type="rectangle" draw:enhanced-path="M 0 0 L 21600 0 21600 21600 0 21600 0 0 Z N"/></draw:custom-shape><draw:custom-shape draw:style-name="gr97" draw:text-style-name="P6" svg:width="1.001cm" svg:height="1.001cm" draw:transform="rotate (1.5707963267949) translate (14.2486944444444cm 2.31675cm)"><text:p/><draw:enhanced-geometry svg:viewBox="0 0 21600 21600" draw:type="rectangle" draw:enhanced-path="M 0 0 L 21600 0 21600 21600 0 21600 0 0 Z N"/></draw:custom-shape><draw:frame draw:style-name="gr98" draw:text-style-name="P8" svg:width="1.001cm" svg:height="0.703cm" svg:x="12.75cm" svg:y="5.067cm"><draw:text-box><text:p text:style-name="P7"><text:span text:style-name="T4">f3</text:span></text:p></draw:text-box></draw:frame></draw:g></text:p>
      <text:p text:style-name="P9">A la forma f1 se le conoce por la forma ‘irreal’, ya que esta no puede ser representada en la realidad. Y a la<text:span text:style-name="T2">s</text:span> forma<text:span text:style-name="T2">s</text:span> f2 <text:span text:style-name="T2">y f3 </text:span>se le<text:span text:style-name="T2">s</text:span> conoce por forma<text:span text:style-name="T2">s</text:span> ‘real<text:span text:style-name="T2">es</text:span>’.</text:p>
      <text:p text:style-name="P9"><text:tab/><text:span text:style-name="T2">Por otro lado estás los dados de tipo especial. Estos suelen ser muy variados y muchas veces irregulares. El tipo de dado especial, abre posibilidades de personalización para los jugadores, así cada jugador puede elegir su propio dado. Antes de explicar como personalizar los dados tenemos que tener en cuenta tres factores: la dimensión del dado, la cantidad de caras y la posición específica de cada cara. Pongamos un ejemplo: un dado con dimensión (3,4) cantidad de caras 8 y posición (0,1,1,0,0,1,1,0); sería el siguiente:</text:span></text:p>
      <text:p text:style-name="P9"><draw:g text:anchor-type="paragraph" draw:z-index="1" draw:name="Objeto de grupo 3" draw:style-name="gr22"><draw:custom-shape draw:style-name="gr71" draw:text-style-name="P6" svg:width="1.001cm" svg:height="1.001cm" draw:transform="rotate (1.5707963267949) translate (7.49829166666667cm 2.99861111111111cm)"><text:p/><draw:enhanced-geometry svg:viewBox="0 0 21600 21600" draw:type="rectangle" draw:enhanced-path="M 0 0 L 21600 0 21600 21600 0 21600 0 0 Z N"/></draw:custom-shape><draw:custom-shape draw:style-name="gr72" draw:text-style-name="P6" svg:width="1.001cm" svg:height="1.001cm" draw:transform="rotate (1.5707963267949) translate (7.49829166666667cm 1.99848611111111cm)"><text:p/><draw:enhanced-geometry svg:viewBox="0 0 21600 21600" draw:type="rectangle" draw:enhanced-path="M 0 0 L 21600 0 21600 21600 0 21600 0 0 Z N"/></draw:custom-shape><draw:custom-shape draw:style-name="gr73" draw:text-style-name="P6" svg:width="0.999cm" svg:height="1.001cm" draw:transform="rotate (1.5707963267949) translate (7.49829166666667cm 0.998361111111111cm)"><text:p/><draw:enhanced-geometry svg:viewBox="0 0 21600 21600" draw:type="rectangle" draw:enhanced-path="M 0 0 L 21600 0 21600 21600 0 21600 0 0 Z N"/></draw:custom-shape><draw:custom-shape draw:style-name="gr74" draw:text-style-name="P6" svg:width="1.001cm" svg:height="1.001cm" draw:transform="rotate (1.5707963267949) translate (8.49841666666667cm 1.99848611111111cm)"><text:p/><draw:enhanced-geometry svg:viewBox="0 0 21600 21600" draw:type="rectangle" draw:enhanced-path="M 0 0 L 21600 0 21600 21600 0 21600 0 0 Z N"/></draw:custom-shape><draw:custom-shape draw:style-name="gr75" draw:text-style-name="P6" svg:width="1.001cm" svg:height="0.999cm" draw:transform="rotate (1.5707963267949) translate (6.49993055555556cm 1.99848611111111cm)"><text:p/><draw:enhanced-geometry svg:viewBox="0 0 21600 21600" draw:type="rectangle" draw:enhanced-path="M 0 0 L 21600 0 21600 21600 0 21600 0 0 Z N"/></draw:custom-shape><draw:custom-shape draw:style-name="gr76" draw:text-style-name="P6" svg:width="1.001cm" svg:height="1.001cm" draw:transform="rotate (1.5707963267949) translate (9.49854166666667cm 1.99848611111111cm)"><text:p/><draw:enhanced-geometry svg:viewBox="0 0 21600 21600" draw:type="rectangle" draw:enhanced-path="M 0 0 L 21600 0 21600 21600 0 21600 0 0 Z N"/></draw:custom-shape><draw:custom-shape draw:style-name="gr77" draw:text-style-name="P6" svg:width="0.999cm" svg:height="1.001cm" draw:transform="rotate (1.5707963267949) translate (8.49841666666667cm 0.998361111111111cm)"><text:p/><draw:enhanced-geometry svg:viewBox="0 0 21600 21600" draw:type="rectangle" draw:enhanced-path="M 0 0 L 21600 0 21600 21600 0 21600 0 0 Z N"/></draw:custom-shape><draw:custom-shape draw:style-name="gr78" draw:text-style-name="P6" svg:width="1.001cm" svg:height="1.001cm" draw:transform="rotate (1.5707963267949) translate (8.49841666666667cm 2.99861111111111cm)"><text:p/><draw:enhanced-geometry svg:viewBox="0 0 21600 21600" draw:type="rectangle" draw:enhanced-path="M 0 0 L 21600 0 21600 21600 0 21600 0 0 Z N"/></draw:custom-shape></draw:g></text:p>
      <text:p text:style-name="P10"><text:soft-page-break/><text:span text:style-name="T5">Para entender mejor en la siguiente tabla se explican en detalle estas tres características:</text:span></text:p>
      <table:table table:name="Tabla1" table:style-name="Tabla1">
        <table:table-column table:style-name="Tabla1.A"/>
        <table:table-column table:style-name="Tabla1.B"/>
        <table:table-row>
          <table:table-cell table:style-name="Tabla1.A1" office:value-type="string">
            <text:p text:style-name="P11">Parámetro</text:p>
          </table:table-cell>
          <table:table-cell table:style-name="Tabla1.B1" office:value-type="string">
            <text:p text:style-name="P12">Descripción</text:p>
          </table:table-cell>
        </table:table-row>
        <table:table-row>
          <table:table-cell table:style-name="Tabla1.A2" office:value-type="string">
            <text:p text:style-name="P13">Dimensión</text:p>
          </table:table-cell>
          <table:table-cell table:style-name="Tabla1.B2" office:value-type="string">
            <text:p text:style-name="P14">La dimensión es una copia de dos números enteros que indican la cantidad de filas y de columnas, respectivamente.</text:p>
          </table:table-cell>
        </table:table-row>
        <table:table-row>
          <table:table-cell table:style-name="Tabla1.A2" office:value-type="string">
            <text:p text:style-name="P13">Cantidad de Caras</text:p>
          </table:table-cell>
          <table:table-cell table:style-name="Tabla1.B2" office:value-type="string">
            <text:p text:style-name="P14">Son la cantidad de caras que serán utilizadas en el espacio definido por la dimensión. En el ejemplo anterior de un espacio de dimensión 3x4 = 12, tomamos 8 caras.</text:p>
          </table:table-cell>
        </table:table-row>
        <table:table-row>
          <table:table-cell table:style-name="Tabla1.A2" office:value-type="string">
            <text:p text:style-name="P13">Posición</text:p>
          </table:table-cell>
          <table:table-cell table:style-name="Tabla1.B2" office:value-type="string">
            <text:p text:style-name="P14">Es un secuencia de 0s y 1s, en la cual indica las caras a utilizar (1s) y las caras a no-utilizar (0s). Para esto dividimos la secuencia en n partes iguales, donde n es la cantidad de columnas. Así tendríamos las m filas restantes.</text:p>
          </table:table-cell>
        </table:table-row>
      </table:table>
      <text:p text:style-name="P10"><text:tab/><text:span text:style-name="T6">Dentro de los tipos de dados especiales, se encuentran las siguientes clasificaciones:</text:span></text:p>
      <text:list text:style-name="L2">
        <text:list-item>
          <text:p text:style-name="P15">‘<text:span text:style-name="T6">f1*</text:span>’, ‘<text:span text:style-name="T6">f2*</text:span>’ <text:span text:style-name="T6">y ‘f3*’ :: que serían dados que tiene la misma dimensión de los dados básicos, pero que no respetan la cantidad de caras y/o la posición.</text:span></text:p>
        </text:list-item>
        <text:list-item>
          <text:p text:style-name="P15">‘<text:span text:style-name="T6">fp</text:span>’ :: <text:span text:style-name="T6">todos los dados personalizados por los jugadores.</text:span></text:p>
        </text:list-item>
      </text:list>
      <text:h text:style-name="Heading_20_2" text:outline-level="2">Valores de las caras</text:h>
      <text:p text:style-name="P16"><text:tab/>Las caras activas (aquellas determinadas por cantidad de caras), pueden tener valores asociados, a esto se conoce como “valor de la cara”. Los valores suelen ser número enteros, de preferencia positivos. </text:p>
      <text:p text:style-name="P16">Los dados básicos, por ejemplo, sus valores van desde 1 a 5 (f1) o de 1 a 6 (f2 o f3). Estos valores son aquellos asignados en el momento de su creación, pero pueden modificados en cualquier momento del juego.</text:p>
      <text:p text:style-name="P16"><draw:g text:anchor-type="paragraph" draw:z-index="2" draw:name="Objeto de grupo 2" draw:style-name="gr1"><draw:custom-shape draw:style-name="gr51" draw:text-style-name="P18" svg:width="0.999cm" svg:height="1.001cm" svg:x="2.025cm" svg:y="1.317cm"><text:p text:style-name="P17"><text:span text:style-name="T7">1</text:span></text:p><draw:enhanced-geometry svg:viewBox="0 0 21600 21600" draw:type="rectangle" draw:enhanced-path="M 0 0 L 21600 0 21600 21600 0 21600 0 0 Z N"/></draw:custom-shape><draw:custom-shape draw:style-name="gr52" draw:text-style-name="P18" svg:width="1.001cm" svg:height="1.001cm" svg:x="3.023cm" svg:y="1.317cm"><text:p text:style-name="P17"><text:span text:style-name="T7">5</text:span></text:p><draw:enhanced-geometry svg:viewBox="0 0 21600 21600" draw:type="rectangle" draw:enhanced-path="M 0 0 L 21600 0 21600 21600 0 21600 0 0 Z N"/></draw:custom-shape><draw:custom-shape draw:style-name="gr53" draw:text-style-name="P18" svg:width="1.001cm" svg:height="1.001cm" svg:x="4.023cm" svg:y="1.317cm"><text:p text:style-name="P17"><text:span text:style-name="T7">2</text:span></text:p><draw:enhanced-geometry svg:viewBox="0 0 21600 21600" draw:type="rectangle" draw:enhanced-path="M 0 0 L 21600 0 21600 21600 0 21600 0 0 Z N"/></draw:custom-shape><draw:custom-shape draw:style-name="gr54" draw:text-style-name="P18" svg:width="1.001cm" svg:height="1.001cm" svg:x="3.023cm" svg:y="2.317cm"><text:p text:style-name="P17"><text:span text:style-name="T7">4</text:span></text:p><draw:enhanced-geometry svg:viewBox="0 0 21600 21600" draw:type="rectangle" draw:enhanced-path="M 0 0 L 21600 0 21600 21600 0 21600 0 0 Z N"/></draw:custom-shape><draw:custom-shape draw:style-name="gr55" draw:text-style-name="P18" svg:width="1.001cm" svg:height="0.999cm" svg:x="3.023cm" svg:y="0.319cm"><text:p text:style-name="P17"><text:span text:style-name="T7">3</text:span></text:p><draw:enhanced-geometry svg:viewBox="0 0 21600 21600" draw:type="rectangle" draw:enhanced-path="M 0 0 L 21600 0 21600 21600 0 21600 0 0 Z N"/></draw:custom-shape><draw:custom-shape draw:style-name="gr56" draw:text-style-name="P18" svg:width="1.001cm" svg:height="1.001cm" svg:x="6.773cm" svg:y="1.317cm"><text:p text:style-name="P17"><text:span text:style-name="T7">2</text:span></text:p><draw:enhanced-geometry svg:viewBox="0 0 21600 21600" draw:type="rectangle" draw:enhanced-path="M 0 0 L 21600 0 21600 21600 0 21600 0 0 Z N"/></draw:custom-shape><draw:custom-shape draw:style-name="gr57" draw:text-style-name="P18" svg:width="1.001cm" svg:height="1.001cm" svg:x="7.774cm" svg:y="1.317cm"><text:p text:style-name="P17"><text:span text:style-name="T7">3</text:span></text:p><draw:enhanced-geometry svg:viewBox="0 0 21600 21600" draw:type="rectangle" draw:enhanced-path="M 0 0 L 21600 0 21600 21600 0 21600 0 0 Z N"/></draw:custom-shape><draw:custom-shape draw:style-name="gr58" draw:text-style-name="P18" svg:width="1.001cm" svg:height="1.001cm" svg:x="8.774cm" svg:y="1.317cm"><text:p text:style-name="P17"><text:span text:style-name="T7">5</text:span></text:p><draw:enhanced-geometry svg:viewBox="0 0 21600 21600" draw:type="rectangle" draw:enhanced-path="M 0 0 L 21600 0 21600 21600 0 21600 0 0 Z N"/></draw:custom-shape><draw:custom-shape draw:style-name="gr59" draw:text-style-name="P18" svg:width="1.001cm" svg:height="1.001cm" svg:x="7.774cm" svg:y="2.317cm"><text:p text:style-name="P17"><text:span text:style-name="T7">1</text:span></text:p><draw:enhanced-geometry svg:viewBox="0 0 21600 21600" draw:type="rectangle" draw:enhanced-path="M 0 0 L 21600 0 21600 21600 0 21600 0 0 Z N"/></draw:custom-shape><draw:custom-shape draw:style-name="gr60" draw:text-style-name="P18" svg:width="1.001cm" svg:height="0.999cm" svg:x="7.774cm" svg:y="0.319cm"><text:p text:style-name="P17"><text:span text:style-name="T7">4</text:span></text:p><draw:enhanced-geometry svg:viewBox="0 0 21600 21600" draw:type="rectangle" draw:enhanced-path="M 0 0 L 21600 0 21600 21600 0 21600 0 0 Z N"/></draw:custom-shape><draw:custom-shape draw:style-name="gr61" draw:text-style-name="P18" svg:width="1.001cm" svg:height="1.001cm" svg:x="7.774cm" svg:y="3.318cm"><text:p text:style-name="P17"><text:span text:style-name="T7">6</text:span></text:p><draw:enhanced-geometry svg:viewBox="0 0 21600 21600" draw:type="rectangle" draw:enhanced-path="M 0 0 L 21600 0 21600 21600 0 21600 0 0 Z N"/></draw:custom-shape><draw:frame draw:style-name="gr62" draw:text-style-name="P8" svg:width="1.001cm" svg:height="0.752cm" svg:x="3.023cm" svg:y="5.067cm"><draw:text-box><text:p text:style-name="P7"><text:span text:style-name="T4">f1</text:span></text:p></draw:text-box></draw:frame><draw:frame draw:style-name="gr63" draw:text-style-name="P8" svg:width="1.001cm" svg:height="0.703cm" svg:x="7.774cm" svg:y="5.067cm"><draw:text-box><text:p text:style-name="P7"><text:span text:style-name="T4">f2</text:span></text:p></draw:text-box></draw:frame><draw:custom-shape draw:style-name="gr64" draw:text-style-name="P18" svg:width="0.999cm" svg:height="1.001cm" svg:x="11.975cm" svg:y="2.818cm"><text:p text:style-name="P17"><text:span text:style-name="T7">2</text:span></text:p><draw:enhanced-geometry svg:viewBox="0 0 21600 21600" draw:type="rectangle" draw:enhanced-path="M 0 0 L 21600 0 21600 21600 0 21600 0 0 Z N"/></draw:custom-shape><draw:custom-shape draw:style-name="gr65" draw:text-style-name="P18" svg:width="0.999cm" svg:height="1.001cm" svg:x="11.975cm" svg:y="1.818cm"><text:p text:style-name="P17"><text:span text:style-name="T7">3</text:span></text:p><draw:enhanced-geometry svg:viewBox="0 0 21600 21600" draw:type="rectangle" draw:enhanced-path="M 0 0 L 21600 0 21600 21600 0 21600 0 0 Z N"/></draw:custom-shape><draw:custom-shape draw:style-name="gr66" draw:text-style-name="P18" svg:width="0.999cm" svg:height="1.001cm" svg:x="11.975cm" svg:y="0.818cm"><text:p text:style-name="P17"><text:span text:style-name="T7">5</text:span></text:p><draw:enhanced-geometry svg:viewBox="0 0 21600 21600" draw:type="rectangle" draw:enhanced-path="M 0 0 L 21600 0 21600 21600 0 21600 0 0 Z N"/></draw:custom-shape><draw:custom-shape draw:style-name="gr67" draw:text-style-name="P18" svg:width="1.001cm" svg:height="1.001cm" svg:x="12.973cm" svg:y="1.818cm"><text:p text:style-name="P17"><text:span text:style-name="T7">1</text:span></text:p><draw:enhanced-geometry svg:viewBox="0 0 21600 21600" draw:type="rectangle" draw:enhanced-path="M 0 0 L 21600 0 21600 21600 0 21600 0 0 Z N"/></draw:custom-shape><draw:custom-shape draw:style-name="gr68" draw:text-style-name="P18" svg:width="1.001cm" svg:height="1.001cm" svg:x="10.975cm" svg:y="1.818cm"><text:p text:style-name="P17"><text:span text:style-name="T7">4</text:span></text:p><draw:enhanced-geometry svg:viewBox="0 0 21600 21600" draw:type="rectangle" draw:enhanced-path="M 0 0 L 21600 0 21600 21600 0 21600 0 0 Z N"/></draw:custom-shape><draw:custom-shape draw:style-name="gr69" draw:text-style-name="P18" svg:width="1.001cm" svg:height="1.001cm" svg:x="13.974cm" svg:y="1.818cm"><text:p text:style-name="P17"><text:span text:style-name="T7">6</text:span></text:p><draw:enhanced-geometry svg:viewBox="0 0 21600 21600" draw:type="rectangle" draw:enhanced-path="M 0 0 L 21600 0 21600 21600 0 21600 0 0 Z N"/></draw:custom-shape><draw:frame draw:style-name="gr70" draw:text-style-name="P8" svg:width="1.001cm" svg:height="0.703cm" svg:x="12.474cm" svg:y="5.067cm"><draw:text-box><text:p text:style-name="P7"><text:span text:style-name="T4">f3</text:span></text:p></draw:text-box></draw:frame></draw:g></text:p>
      <text:p text:style-name="P19">Cuando el dado conserva la lista de valores de su creación, se le considera en un estado normal de valores (ENV). Si algún valor de esta lista bien modificado, se considera un “estado modificado de valores” (EMV).</text:p>
      <text:p text:style-name="P19">(!)<text:tab/>Hacer notar que cuando un dado se mueve los valores cambian su posición son los mismos, por lo que el estado no se ve modificado.</text:p>
      <text:p text:style-name="P20"/>
      <text:h text:style-name="Heading_20_1" text:outline-level="1"><text:soft-page-break/>DadoClon</text:h>
      <text:p text:style-name="Text_20_body">...</text:p>
      <text:h text:style-name="Heading_20_1" text:outline-level="1">Variadas</text:h>
      <text:p text:style-name="Text_20_body">...</text:p>
      <text:h text:style-name="Heading_20_1" text:outline-level="1">1D</text:h>
      <text:p text:style-name="Text_20_body">...</text:p>
      <text:h text:style-name="Heading_20_1" text:outline-level="1">ND</text:h>
      <text:p text:style-name="Text_20_body">...</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orenzo Antonio Pérez Carballo</meta:initial-creator>
    <meta:creation-date>2024-12-05T10:26:34.842000000</meta:creation-date>
    <dc:date>2024-12-08T16:42:38.407000000</dc:date>
    <dc:creator>Lorenzo Antonio Pérez Carballo</dc:creator>
    <meta:editing-duration>PT1H57M7S</meta:editing-duration>
    <meta:editing-cycles>11</meta:editing-cycles>
    <meta:generator>LibreOffice/24.8.3.2$Windows_X86_64 LibreOffice_project/48a6bac9e7e268aeb4c3483fcf825c94556d9f92</meta:generator>
    <meta:document-statistic meta:table-count="1" meta:image-count="0" meta:object-count="0" meta:page-count="3" meta:paragraph-count="37" meta:word-count="622" meta:character-count="3526" meta:non-whitespace-character-count="2940"/>
  </office:meta>
</office:document-meta>
</file>